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0.9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0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61"/>
    <style:style style:name="ce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" style:family="table-cell" style:parent-style-name="Default">
      <style:text-properties style:font-name="Liberation Serif" fo:font-size="6.80000019073486pt" fo:language="none" fo:country="none" style:font-name-asian="DejaVu Sans" style:font-size-asian="6.80000019073486pt" style:language-asian="none" style:country-asian="none" style:font-name-complex="DejaVu Sans" style:font-size-complex="6.80000019073486pt" style:language-complex="none" style:country-complex="none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gr3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.67pt" svg:height="13.44pt" svg:x="767.99pt" svg:y="140.8pt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453.51pt" svg:height="255.09pt" svg:x="166.85pt" svg:y="1406.27pt">
            <draw:object draw:notify-on-update-of-ranges="Sheet1.E15:Sheet1.H15 Sheet1.E31:Sheet1.H31 Sheet1.E32:Sheet1.H32 Sheet1.E33:Sheet1.H33 Sheet1.E34:Sheet1.H34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2" draw:style-name="gr3" draw:text-style-name="P1" svg:width="604.4pt" svg:height="301.35pt" svg:x="0pt" svg:y="315.47pt">
            <draw:object draw:notify-on-update-of-ranges="Sheet1.A2:Sheet1.A12 Sheet1.B1:Sheet1.B1 Sheet1.B2:Sheet1.B12 Sheet1.C1:Sheet1.C1 Sheet1.C2:Sheet1.C12" xlink:href="./Object 2" xlink:type="simple" xlink:show="embed" xlink:actuate="onLoad">
              <loext:p text:style-name="P2">`</loext:p>
            </draw:object>
            <draw:image xlink:href="./ObjectReplacements/Object 2" xlink:type="simple" xlink:show="embed" xlink:actuate="onLoad"/>
          </draw:frame>
          <draw:frame draw:z-index="3" draw:style-name="gr2" draw:text-style-name="P1" svg:width="547.99pt" svg:height="308.21pt" svg:x="671.67pt" svg:y="311.95pt">
            <draw:object draw:notify-on-update-of-ranges="Sheet1.B14:Sheet1.H14 Sheet1.A15:Sheet1.A15 Sheet1.B15:Sheet1.H1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4" draw:style-name="gr2" draw:text-style-name="P1" svg:width="453.57pt" svg:height="256pt" svg:x="1230.49pt" svg:y="55.47pt">
            <draw:object draw:notify-on-update-of-ranges="Sheet1.I2:Sheet1.I3 Sheet1.J2:Sheet1.K3 Sheet1.I4:Sheet1.I4 Sheet1.J4:Sheet1.K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5" draw:style-name="gr2" draw:text-style-name="P1" svg:width="453.51pt" svg:height="255.09pt" svg:x="735.96pt" svg:y="15.62pt">
            <draw:object draw:notify-on-update-of-ranges="Sheet1.E2:Sheet1.E2 Sheet1.F2:Sheet1.G2 Sheet1.E3:Sheet1.E3 Sheet1.F3:Sheet1.G3 Sheet1.E4:Sheet1.E4 Sheet1.F4:Sheet1.G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2"/>
        <table:table-column table:style-name="co3" table:number-columns-repeated="4" table:default-cell-style-name="Default"/>
        <table:table-column table:style-name="co2" table:number-columns-repeated="6" table:default-cell-style-name="Default"/>
        <table:table-row table:style-name="ro1">
          <table:table-cell table:style-name="ce3" office:value-type="string" calcext:value-type="string">
            <text:p>time</text:p>
          </table:table-cell>
          <table:table-cell table:style-name="ce2" office:value-type="string" calcext:value-type="string">
            <text:p>OmegaTime</text:p>
          </table:table-cell>
          <table:table-cell office:value-type="string" calcext:value-type="string">
            <text:p>TotalTime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Reference</text:p>
          </table:table-cell>
          <table:table-cell table:style-name="ce2" office:value-type="float" office:value="0.19963" calcext:value-type="float">
            <text:p>2.00E-01</text:p>
          </table:table-cell>
          <table:table-cell office:value-type="float" office:value="3.174151" calcext:value-type="float">
            <text:p>3.17E+00</text:p>
          </table:table-cell>
          <table:table-cell table:style-name="Default"/>
          <table:table-cell table:style-name="ce3" office:value-type="string" calcext:value-type="string">
            <text:p>time</text:p>
          </table:table-cell>
          <table:table-cell table:style-name="ce2" office:value-type="string" calcext:value-type="string">
            <text:p>OmegaTime</text:p>
          </table:table-cell>
          <table:table-cell table:style-name="ce2" office:value-type="string" calcext:value-type="string">
            <text:p>TotalTime</text:p>
          </table:table-cell>
          <table:table-cell/>
          <table:table-cell table:style-name="ce3" office:value-type="string" calcext:value-type="string">
            <text:p>speedu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roll</text:p>
          </table:table-cell>
          <table:table-cell table:style-name="ce2" office:value-type="float" office:value="0.155849" calcext:value-type="float">
            <text:p>1.56E-01</text:p>
          </table:table-cell>
          <table:table-cell office:value-type="float" office:value="2.668166" calcext:value-type="float">
            <text:p>2.67E+00</text:p>
          </table:table-cell>
          <table:table-cell table:style-name="Default"/>
          <table:table-cell office:value-type="string" calcext:value-type="string">
            <text:p>SSE</text:p>
          </table:table-cell>
          <table:table-cell table:style-name="ce2" office:value-type="float" office:value="0.126033" calcext:value-type="float">
            <text:p>1.26E-01</text:p>
          </table:table-cell>
          <table:table-cell table:style-name="ce2" office:value-type="float" office:value="2.398806" calcext:value-type="float">
            <text:p>2.40E+00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SSE</text:p>
          </table:table-cell>
          <table:table-cell office:value-type="string" calcext:value-type="string">
            <text:p>Bo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m</text:p>
          </table:table-cell>
          <table:table-cell table:style-name="ce2" office:value-type="float" office:value="0.21263" calcext:value-type="float">
            <text:p>2.13E-01</text:p>
          </table:table-cell>
          <table:table-cell office:value-type="float" office:value="3.227579" calcext:value-type="float">
            <text:p>3.23E+00</text:p>
          </table:table-cell>
          <table:table-cell table:style-name="Default"/>
          <table:table-cell office:value-type="string" calcext:value-type="string">
            <text:p>Bonus</text:p>
          </table:table-cell>
          <table:table-cell table:style-name="ce2" office:value-type="float" office:value="0.112597" calcext:value-type="float">
            <text:p>1.13E-01</text:p>
          </table:table-cell>
          <table:table-cell table:style-name="ce2" office:value-type="float" office:value="2.29519" calcext:value-type="float">
            <text:p>2.30E+0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C2]/[.C5]" office:value-type="float" office:value="1.32322121922323" calcext:value-type="float">
            <text:p>1.32322121922323</text:p>
          </table:table-cell>
          <table:table-cell table:formula="of:=[.C2]/[.C12]" office:value-type="float" office:value="1.3829578379132" calcext:value-type="float">
            <text:p>1.38295783791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SE</text:p>
          </table:table-cell>
          <table:table-cell table:style-name="ce2" office:value-type="float" office:value="0.126033" calcext:value-type="float">
            <text:p>1.26E-01</text:p>
          </table:table-cell>
          <table:table-cell office:value-type="float" office:value="2.398806" calcext:value-type="float">
            <text:p>2.40E+00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SE+Pthread- 2T</text:p>
          </table:table-cell>
          <table:table-cell table:style-name="ce2" office:value-type="float" office:value="0.101284" calcext:value-type="float">
            <text:p>1.01E-01</text:p>
          </table:table-cell>
          <table:table-cell office:value-type="float" office:value="2.158511" calcext:value-type="float">
            <text:p>2.16E+00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SE+Pthread- 4T</text:p>
          </table:table-cell>
          <table:table-cell table:style-name="ce2" office:value-type="float" office:value="0.06446" calcext:value-type="float">
            <text:p>6.45E-02</text:p>
          </table:table-cell>
          <table:table-cell office:value-type="float" office:value="1.973034" calcext:value-type="float">
            <text:p>1.97E+00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SE+Pthread+MPI 2T 2P</text:p>
          </table:table-cell>
          <table:table-cell table:style-name="ce2" office:value-type="float" office:value="0.127441" calcext:value-type="float">
            <text:p>1.27E-01</text:p>
          </table:table-cell>
          <table:table-cell office:value-type="float" office:value="1.46363" calcext:value-type="float">
            <text:p>1.46E+00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SE+Pthread+MPI 4T 2P</text:p>
          </table:table-cell>
          <table:table-cell table:style-name="ce2" office:value-type="float" office:value="0.146648" calcext:value-type="float">
            <text:p>1.47E-01</text:p>
          </table:table-cell>
          <table:table-cell office:value-type="float" office:value="1.734404" calcext:value-type="float">
            <text:p>1.73E+00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SE+Pthread+MPI 2T 4P</text:p>
          </table:table-cell>
          <table:table-cell table:style-name="ce2" office:value-type="float" office:value="0.400856" calcext:value-type="float">
            <text:p>4.01E-01</text:p>
          </table:table-cell>
          <table:table-cell office:value-type="float" office:value="2.845927" calcext:value-type="float">
            <text:p>2.85E+00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SE+Pthread+MPI 4T 4P</text:p>
          </table:table-cell>
          <table:table-cell table:style-name="ce2" office:value-type="float" office:value="0.305505" calcext:value-type="float">
            <text:p>3.06E-01</text:p>
          </table:table-cell>
          <table:table-cell office:value-type="float" office:value="2.515387" calcext:value-type="float">
            <text:p>2.52E+00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Bonus</text:p>
          </table:table-cell>
          <table:table-cell table:style-name="ce2" office:value-type="float" office:value="0.112597" calcext:value-type="float">
            <text:p>1.13E-01</text:p>
          </table:table-cell>
          <table:table-cell office:value-type="float" office:value="2.29519" calcext:value-type="float">
            <text:p>2.30E+00</text:p>
          </table:table-cell>
          <table:table-cell table:number-columns-repeated="10"/>
          <table:table-cell table:style-name="ce1"/>
        </table:table-row>
        <table:table-row table:style-name="ro1">
          <table:table-cell table:style-name="ce3" office:value-type="string" calcext:value-type="string">
            <text:p>speedup</text:p>
          </table:table-cell>
          <table:table-cell table:number-columns-repeated="3"/>
          <table:table-cell table:style-name="ce6" office:value-type="string" calcext:value-type="string" table:number-columns-spanned="4" table:number-rows-spanned="1">
            <text:p>MPI + SSE</text:p>
          </table:table-cell>
          <table:covered-table-cell table:number-columns-repeated="2"/>
          <table:covered-table-cell table:style-name="ce6" office:value-type="string" calcext:value-type="string">
            <text:p>MPI + SSE</text:p>
          </table:covered-table-cell>
          <table:table-cell table:number-columns-repeated="5"/>
          <table:table-cell table:style-name="ce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SE</text:p>
          </table:table-cell>
          <table:table-cell table:style-name="Default" office:value-type="string" calcext:value-type="string">
            <text:p>SSE+Pthread- 2T</text:p>
          </table:table-cell>
          <table:table-cell table:style-name="Default" office:value-type="string" calcext:value-type="string">
            <text:p>SSE+Pthread- 4T</text:p>
          </table:table-cell>
          <table:table-cell office:value-type="string" calcext:value-type="string">
            <text:p>SSE+Pthread+MPI 2T 2P</text:p>
          </table:table-cell>
          <table:table-cell office:value-type="string" calcext:value-type="string">
            <text:p>SSE+Pthread+MPI 4T 2P</text:p>
          </table:table-cell>
          <table:table-cell office:value-type="string" calcext:value-type="string">
            <text:p>SSE+Pthread+MPI 2T 4P</text:p>
          </table:table-cell>
          <table:table-cell office:value-type="string" calcext:value-type="string">
            <text:p>SSE+Pthread+MPI 4T 4P</text:p>
          </table:table-cell>
          <table:table-cell office:value-type="string" calcext:value-type="string">
            <text:p>Bonus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C2]/[.C5]" office:value-type="float" office:value="1.32322121922323" calcext:value-type="float">
            <text:p>1.32322121922323</text:p>
          </table:table-cell>
          <table:table-cell table:style-name="Default" table:formula="of:=[.C2]/[.C6]" office:value-type="float" office:value="1.47052806309535" calcext:value-type="float">
            <text:p>1.47052806309535</text:p>
          </table:table-cell>
          <table:table-cell table:formula="of:=[.C2]/[.C7]" office:value-type="float" office:value="1.608766498702" calcext:value-type="float">
            <text:p>1.61E+00</text:p>
          </table:table-cell>
          <table:table-cell table:formula="of:=[.C2]/[.C8]" office:value-type="float" office:value="2.16868402533427" calcext:value-type="float">
            <text:p>2.16868402533427</text:p>
          </table:table-cell>
          <table:table-cell table:formula="of:=[.C2]/[.C9]" office:value-type="float" office:value="1.83011051635029" calcext:value-type="float">
            <text:p>1.83011051635029</text:p>
          </table:table-cell>
          <table:table-cell table:formula="of:=[.C2]/[.C10]" office:value-type="float" office:value="1.11533113814936" calcext:value-type="float">
            <text:p>1.11533113814936</text:p>
          </table:table-cell>
          <table:table-cell table:formula="of:=[.C2]/[.C11]" office:value-type="float" office:value="1.2618936966757" calcext:value-type="float">
            <text:p>1.2618936966757</text:p>
          </table:table-cell>
          <table:table-cell table:formula="of:=[.C2]/[.C12]" office:value-type="float" office:value="1.3829578379132" calcext:value-type="float">
            <text:p>1.3829578379132</text:p>
          </table:table-cell>
          <table:table-cell table:number-columns-repeated="4"/>
          <table:table-cell table:style-name="ce1"/>
        </table:table-row>
        <table:table-row table:style-name="ro1" table:number-rows-repeated="15"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 table:number-rows-repeated="8">
          <table:table-cell table:number-columns-repeated="14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ce2"/>
          <table:table-cell table:number-columns-repeated="9"/>
        </table:table-row>
        <table:table-row table:style-name="ro1" table:number-rows-repeated="8"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 table:number-rows-repeated="1048527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2">00/00/0000</text:date>, <text:time style:data-style-name="N2" text:time-value="03:18:14.0816769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1T06:25:50.193403234</meta:creation-date>
    <dc:date>2019-06-02T03:24:21.427240117</dc:date>
    <meta:editing-duration>PT17H45M5S</meta:editing-duration>
    <meta:editing-cycles>84</meta:editing-cycles>
    <meta:generator>LibreOffice/6.0.7.3$Linux_X86_64 LibreOffice_project/00m0$Build-3</meta:generator>
    <meta:document-statistic meta:table-count="1" meta:cell-count="73" meta:object-count="6"/>
  </office:meta>
</office:document-meta>
</file>

<file path=Object 1/content.xml><?xml version="1.0" encoding="utf-8"?>
<math xmlns="http://www.w3.org/1998/Math/MathML" display="block"/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6.395cm" svg:y="0.316cm" chart:style-name="ch2">
          <text:p>CUPS-POSIXC</text:p>
        </chart:title>
        <chart:legend chart:legend-position="end" svg:x="12.361cm" svg:y="3.454cm" style:legend-expansion="high" chart:style-name="ch3"/>
        <chart:plot-area chart:style-name="ch4" table:cell-range-address="Sheet1.E15:Sheet1.H15 Sheet1.E31:Sheet1.H34" chart:data-source-has-labels="row" svg:x="0.32cm" svg:y="1.275cm" svg:width="11.721cm" svg:height="7.545cm">
          <chartooo:coordinate-region svg:x="2.408cm" svg:y="1.275cm" svg:width="7.544cm" svg:height="7.544cm"/>
          <chart:axis chart:dimension="x" chart:name="primary-x" chart:style-name="ch5" chartooo:axis-type="auto">
            <chartooo:date-scale/>
            <chart:categories table:cell-range-address="Sheet1.E15:Sheet1.H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E31:Sheet1.H31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series chart:style-name="ch13" chart:values-cell-range-address="Sheet1.E32:Sheet1.H32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series chart:style-name="ch14" chart:values-cell-range-address="Sheet1.E33:Sheet1.H33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series chart:style-name="ch15" chart:values-cell-range-address="Sheet1.E34:Sheet1.H34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2.16868402533427">
                <text:p>2.16868402533427</text:p>
                <draw:g>
                  <svg:desc>Sheet1.E15:Sheet1.H15</svg:desc>
                </draw:g>
              </table:table-cell>
              <table:table-cell office:value-type="float" office:value="1.83011051635029">
                <text:p>1.83011051635029</text:p>
              </table:table-cell>
              <table:table-cell office:value-type="float" office:value="1.11533113814936">
                <text:p>1.11533113814936</text:p>
              </table:table-cell>
              <table:table-cell office:value-type="float" office:value="1.2618936966757">
                <text:p>1.2618936966757</text:p>
              </table:table-cell>
            </table:table-row>
          </table:table-header-rows>
          <table:table-rows>
            <table:table-row>
              <table:table-cell office:value-type="string">
                <text:p>Row 31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heet1.E31:Sheet1.H3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32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heet1.E32:Sheet1.H3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33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heet1.E33:Sheet1.H3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34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heet1.E34:Sheet1.H3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61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style:rotation-angle="90"/>
      <style:text-properties fo:font-size="9pt" style:font-size-asian="9pt" style:font-size-complex="9pt"/>
    </style:style>
    <style:style style:name="ch12" style:family="chart" style:data-style-name="N6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6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323cm" svg:height="10.632cm" xlink:href=".." xlink:type="simple" chart:class="chart:bar" chart:style-name="ch1">
        <chart:title svg:x="10.088cm" svg:y="0.348cm" chart:style-name="ch2">
          <text:p>Time</text:p>
        </chart:title>
        <chart:legend chart:legend-position="end" svg:x="18.689cm" svg:y="4.768cm" style:legend-expansion="high" chart:style-name="ch3"/>
        <chart:plot-area chart:style-name="ch4" table:cell-range-address="Sheet1.A1:Sheet1.C12" chart:data-source-has-labels="both" svg:x="0.426cm" svg:y="2.112cm" svg:width="16.85cm" svg:height="8.308cm">
          <chartooo:coordinate-region svg:x="2.159cm" svg:y="2.112cm" svg:width="15.117cm" svg:height="4.752cm"/>
          <chart:axis chart:dimension="x" chart:name="primary-x" chart:style-name="ch5" chartooo:axis-type="auto">
            <chartooo:date-scale/>
            <chart:categories table:cell-range-address="Sheet1.A2:Sheet1.A12"/>
          </chart:axis>
          <chart:axis chart:dimension="x" chart:name="secondary-x" chart:style-name="ch6">
            <chart:title svg:x="6.908cm" svg:y="9.808cm" chart:style-name="ch7">
              <text:p>Implementations</text:p>
            </chart:title>
          </chart:axis>
          <chart:axis chart:dimension="y" chart:name="primary-y" chart:style-name="ch8">
            <chart:grid chart:style-name="ch9" chart:class="major"/>
          </chart:axis>
          <chart:axis chart:dimension="y" chart:name="secondary-y" chart:style-name="ch10">
            <chart:title svg:x="0cm" svg:y="5.06cm" chart:style-name="ch11">
              <text:p>Value</text:p>
            </chart:title>
          </chart:axis>
          <chart:series chart:attached-axis="primary-y" chart:style-name="ch12" chart:values-cell-range-address="Sheet1.B2:Sheet1.B12" chart:label-cell-address="Sheet1.B1:Sheet1.B1" chart:class="chart:bar">
            <chart:data-point chart:repeated="11"/>
          </chart:series>
          <chart:series chart:attached-axis="primary-y" chart:style-name="ch13" chart:values-cell-range-address="Sheet1.C2:Sheet1.C12" chart:label-cell-address="Sheet1.C1:Sheet1.C1" chart:class="chart:bar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megaTime</text:p>
                <draw:g>
                  <svg:desc>Sheet1.B1:Sheet1.B1</svg:desc>
                </draw:g>
              </table:table-cell>
              <table:table-cell office:value-type="string">
                <text:p>TotalTim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eference</text:p>
                <draw:g>
                  <svg:desc>Sheet1.A2:Sheet1.A12</svg:desc>
                </draw:g>
              </table:table-cell>
              <table:table-cell office:value-type="float" office:value="0.19963">
                <text:p>0.19963</text:p>
                <draw:g>
                  <svg:desc>Sheet1.B2:Sheet1.B12</svg:desc>
                </draw:g>
              </table:table-cell>
              <table:table-cell office:value-type="float" office:value="3.174151">
                <text:p>3.174151</text:p>
                <draw:g>
                  <svg:desc>Sheet1.C2:Sheet1.C12</svg:desc>
                </draw:g>
              </table:table-cell>
            </table:table-row>
            <table:table-row>
              <table:table-cell office:value-type="string">
                <text:p>Unroll</text:p>
              </table:table-cell>
              <table:table-cell office:value-type="float" office:value="0.155849">
                <text:p>0.155849</text:p>
              </table:table-cell>
              <table:table-cell office:value-type="float" office:value="2.668166">
                <text:p>2.668166</text:p>
              </table:table-cell>
            </table:table-row>
            <table:table-row>
              <table:table-cell office:value-type="string">
                <text:p>Jam</text:p>
              </table:table-cell>
              <table:table-cell office:value-type="float" office:value="0.21263">
                <text:p>0.21263</text:p>
              </table:table-cell>
              <table:table-cell office:value-type="float" office:value="3.227579">
                <text:p>3.227579</text:p>
              </table:table-cell>
            </table:table-row>
            <table:table-row>
              <table:table-cell office:value-type="string">
                <text:p>SSE</text:p>
              </table:table-cell>
              <table:table-cell office:value-type="float" office:value="0.126033">
                <text:p>0.126033</text:p>
              </table:table-cell>
              <table:table-cell office:value-type="float" office:value="2.398806">
                <text:p>2.398806</text:p>
              </table:table-cell>
            </table:table-row>
            <table:table-row>
              <table:table-cell office:value-type="string">
                <text:p>SSE+Pthread- 2T</text:p>
              </table:table-cell>
              <table:table-cell office:value-type="float" office:value="0.101284">
                <text:p>0.101284</text:p>
              </table:table-cell>
              <table:table-cell office:value-type="float" office:value="2.158511">
                <text:p>2.158511</text:p>
              </table:table-cell>
            </table:table-row>
            <table:table-row>
              <table:table-cell office:value-type="string">
                <text:p>SSE+Pthread- 4T</text:p>
              </table:table-cell>
              <table:table-cell office:value-type="float" office:value="0.06446">
                <text:p>0.06446</text:p>
              </table:table-cell>
              <table:table-cell office:value-type="float" office:value="1.973034">
                <text:p>1.973034</text:p>
              </table:table-cell>
            </table:table-row>
            <table:table-row>
              <table:table-cell office:value-type="string">
                <text:p>SSE+Pthread+MPI 2T 2P</text:p>
              </table:table-cell>
              <table:table-cell office:value-type="float" office:value="0.127441">
                <text:p>0.127441</text:p>
              </table:table-cell>
              <table:table-cell office:value-type="float" office:value="1.46363">
                <text:p>1.46363</text:p>
              </table:table-cell>
            </table:table-row>
            <table:table-row>
              <table:table-cell office:value-type="string">
                <text:p>SSE+Pthread+MPI 4T 2P</text:p>
              </table:table-cell>
              <table:table-cell office:value-type="float" office:value="0.146648">
                <text:p>0.146648</text:p>
              </table:table-cell>
              <table:table-cell office:value-type="float" office:value="1.734404">
                <text:p>1.734404</text:p>
              </table:table-cell>
            </table:table-row>
            <table:table-row>
              <table:table-cell office:value-type="string">
                <text:p>SSE+Pthread+MPI 2T 4P</text:p>
              </table:table-cell>
              <table:table-cell office:value-type="float" office:value="0.400856">
                <text:p>0.400856</text:p>
              </table:table-cell>
              <table:table-cell office:value-type="float" office:value="2.845927">
                <text:p>2.845927</text:p>
              </table:table-cell>
            </table:table-row>
            <table:table-row>
              <table:table-cell office:value-type="string">
                <text:p>SSE+Pthread+MPI 4T 4P</text:p>
              </table:table-cell>
              <table:table-cell office:value-type="float" office:value="0.305505">
                <text:p>0.305505</text:p>
              </table:table-cell>
              <table:table-cell office:value-type="float" office:value="2.515387">
                <text:p>2.515387</text:p>
              </table:table-cell>
            </table:table-row>
            <table:table-row>
              <table:table-cell office:value-type="string">
                <text:p>Bonus</text:p>
              </table:table-cell>
              <table:table-cell office:value-type="float" office:value="0.112597">
                <text:p>0.112597</text:p>
              </table:table-cell>
              <table:table-cell office:value-type="float" office:value="2.29519">
                <text:p>2.295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333cm" svg:height="10.874cm" xlink:href=".." xlink:type="simple" chart:class="chart:bar" chart:style-name="ch1">
        <chart:title svg:x="8.683cm" svg:y="0.353cm" chart:style-name="ch2">
          <text:p>SpeedUp</text:p>
        </chart:title>
        <chart:legend chart:legend-position="end" svg:x="18.022cm" svg:y="5.138cm" style:legend-expansion="high" chart:style-name="ch3"/>
        <chart:plot-area chart:style-name="ch4" table:cell-range-address="Sheet1.A14:Sheet1.H15" chart:data-source-has-labels="both" svg:x="1.397cm" svg:y="1.349cm" svg:width="16.239cm" svg:height="8.327cm">
          <chartooo:coordinate-region svg:x="2.124cm" svg:y="1.349cm" svg:width="15.512cm" svg:height="4.772cm"/>
          <chart:axis chart:dimension="x" chart:name="primary-x" chart:style-name="ch5" chartooo:axis-type="auto">
            <chartooo:date-scale/>
            <chart:title svg:x="8.268cm" svg:y="9.893cm" chart:style-name="ch6">
              <text:p>Implementations</text:p>
            </chart:title>
            <chart:categories table:cell-range-address="Sheet1.B14:Sheet1.H14"/>
          </chart:axis>
          <chart:axis chart:dimension="y" chart:name="primary-y" chart:style-name="ch7">
            <chart:title svg:x="0.451cm" svg:y="6.231cm" chart:style-name="ch8">
              <text:p>Speedup</text:p>
            </chart:title>
            <chart:grid chart:style-name="ch9" chart:class="major"/>
          </chart:axis>
          <chart:series chart:style-name="ch10" chart:values-cell-range-address="Sheet1.B15:Sheet1.H15" chart:label-cell-address="Sheet1.A15:Sheet1.A15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SE</text:p>
                <draw:g>
                  <svg:desc>Sheet1.B14:Sheet1.H14</svg:desc>
                </draw:g>
              </table:table-cell>
              <table:table-cell office:value-type="string">
                <text:p>SSE+Pthread- 2T</text:p>
              </table:table-cell>
              <table:table-cell office:value-type="string">
                <text:p>SSE+Pthread- 4T</text:p>
              </table:table-cell>
              <table:table-cell office:value-type="string">
                <text:p>SSE+Pthread+MPI 2T 2P</text:p>
              </table:table-cell>
              <table:table-cell office:value-type="string">
                <text:p>SSE+Pthread+MPI 4T 2P</text:p>
              </table:table-cell>
              <table:table-cell office:value-type="string">
                <text:p>SSE+Pthread+MPI 2T 4P</text:p>
              </table:table-cell>
              <table:table-cell office:value-type="string">
                <text:p>SSE+Pthread+MPI 4T 4P</text:p>
              </table:table-cell>
            </table:table-row>
          </table:table-header-rows>
          <table:table-rows>
            <table:table-row>
              <table:table-cell office:value-type="string">
                <text:p>100</text:p>
                <draw:g>
                  <svg:desc>Sheet1.A15:Sheet1.A15</svg:desc>
                </draw:g>
              </table:table-cell>
              <table:table-cell office:value-type="float" office:value="1.32322121922323">
                <text:p>1.32322121922323</text:p>
                <draw:g>
                  <svg:desc>Sheet1.B15:Sheet1.H15</svg:desc>
                </draw:g>
              </table:table-cell>
              <table:table-cell office:value-type="float" office:value="1.47052806309535">
                <text:p>1.47052806309535</text:p>
              </table:table-cell>
              <table:table-cell office:value-type="float" office:value="1.608766498702">
                <text:p>1.608766498702</text:p>
              </table:table-cell>
              <table:table-cell office:value-type="float" office:value="2.16868402533427">
                <text:p>2.16868402533427</text:p>
              </table:table-cell>
              <table:table-cell office:value-type="float" office:value="1.83011051635029">
                <text:p>1.83011051635029</text:p>
              </table:table-cell>
              <table:table-cell office:value-type="float" office:value="1.11533113814936">
                <text:p>1.11533113814936</text:p>
              </table:table-cell>
              <table:table-cell office:value-type="float" office:value="1.2618936966757">
                <text:p>1.26189369667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series-source="rows" chart:right-angled-axes="true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2cm" svg:height="9.032cm" xlink:href=".." xlink:type="simple" chart:class="chart:circle" chart:style-name="ch1">
        <chart:title svg:x="7.018cm" svg:y="0.316cm" chart:style-name="ch2">
          <text:p>SpeedUp</text:p>
        </chart:title>
        <chart:subtitle svg:x="6.634cm" svg:y="1.275cm" chart:style-name="ch3">
          <text:p>Bonus Vs SSE</text:p>
        </chart:subtitle>
        <chart:legend chart:legend-position="end" svg:x="14.268cm" svg:y="3.968cm" style:legend-expansion="high" chart:style-name="ch4"/>
        <chart:plot-area chart:style-name="ch5" table:cell-range-address="Sheet1.I2:Sheet1.K4" chart:data-source-has-labels="both" svg:x="0.32cm" svg:y="2.138cm" svg:width="13.628cm" svg:height="6.714cm">
          <chartooo:coordinate-region svg:x="3.777cm" svg:y="2.139cm" svg:width="6.713cm" svg:height="6.713cm"/>
          <chart:axis chart:dimension="x" chart:name="primary-x" chart:style-name="ch6" chartooo:axis-type="auto">
            <chartooo:date-scale/>
            <chart:categories table:cell-range-address="Sheet1.J2:Sheet1.K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J4:Sheet1.K4" chart:label-cell-address="Sheet1.I4:Sheet1.I4" chart:class="chart:circle"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SE</text:p>
                <text:list>
                  <text:list-item>
                    <text:p/>
                  </text:list-item>
                  <text:list-item>
                    <text:p>SSE</text:p>
                  </text:list-item>
                </text:list>
                <draw:g>
                  <svg:desc>Sheet1.J2:Sheet1.K3</svg:desc>
                </draw:g>
              </table:table-cell>
              <table:table-cell office:value-type="string">
                <text:p>Bonus</text:p>
                <text:list>
                  <text:list-item>
                    <text:p/>
                  </text:list-item>
                  <text:list-item>
                    <text:p>Bonus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100</text:p>
                <draw:g>
                  <svg:desc>Sheet1.I4:Sheet1.I4</svg:desc>
                </draw:g>
              </table:table-cell>
              <table:table-cell office:value-type="float" office:value="1.32322121922323">
                <text:p>1.32322121922323</text:p>
                <draw:g>
                  <svg:desc>Sheet1.J4:Sheet1.K4</svg:desc>
                </draw:g>
              </table:table-cell>
              <table:table-cell office:value-type="float" office:value="1.3829578379132">
                <text:p>1.382957837913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6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6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308cm" svg:y="0.316cm" chart:style-name="ch2">
          <text:p>Time
</text:p>
        </chart:title>
        <chart:subtitle svg:x="6.633cm" svg:y="1.778cm" chart:style-name="ch3">
          <text:p>Bonus Vs SSE</text:p>
        </chart:subtitle>
        <chart:legend chart:legend-position="end" svg:x="14.266cm" svg:y="3.952cm" style:legend-expansion="high" chart:style-name="ch4"/>
        <chart:plot-area chart:style-name="ch5" table:cell-range-address="Sheet1.E2:Sheet1.G4" chart:data-source-has-labels="both" svg:x="0.32cm" svg:y="2.641cm" svg:width="13.626cm" svg:height="6.179cm">
          <chartooo:coordinate-region svg:x="2.45cm" svg:y="2.641cm" svg:width="10.753cm" svg:height="5.532cm"/>
          <chart:axis chart:dimension="x" chart:name="primary-x" chart:style-name="ch6" chartooo:axis-type="auto">
            <chartooo:date-scale/>
            <chart:categories table:cell-range-address="Sheet1.F2:Sheet1.G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F3:Sheet1.G3" chart:label-cell-address="Sheet1.E3:Sheet1.E3" chart:class="chart:bar">
            <chart:data-point chart:repeated="2"/>
          </chart:series>
          <chart:series chart:style-name="ch10" chart:values-cell-range-address="Sheet1.F4:Sheet1.G4" chart:label-cell-address="Sheet1.E4:Sheet1.E4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megaTime</text:p>
                <draw:g>
                  <svg:desc>Sheet1.F2:Sheet1.G2</svg:desc>
                </draw:g>
              </table:table-cell>
              <table:table-cell office:value-type="string">
                <text:p>TotalTime</text:p>
              </table:table-cell>
            </table:table-row>
          </table:table-header-rows>
          <table:table-rows>
            <table:table-row>
              <table:table-cell office:value-type="string">
                <text:p>SSE</text:p>
                <draw:g>
                  <svg:desc>Sheet1.E3:Sheet1.E3</svg:desc>
                </draw:g>
              </table:table-cell>
              <table:table-cell office:value-type="float" office:value="0.126033">
                <text:p>0.126033</text:p>
                <draw:g>
                  <svg:desc>Sheet1.F3:Sheet1.G3</svg:desc>
                </draw:g>
              </table:table-cell>
              <table:table-cell office:value-type="float" office:value="2.398806">
                <text:p>2.398806</text:p>
              </table:table-cell>
            </table:table-row>
            <table:table-row>
              <table:table-cell office:value-type="string">
                <text:p>Bonus</text:p>
                <draw:g>
                  <svg:desc>Sheet1.E4:Sheet1.E4</svg:desc>
                </draw:g>
              </table:table-cell>
              <table:table-cell office:value-type="float" office:value="0.112597">
                <text:p>0.112597</text:p>
                <draw:g>
                  <svg:desc>Sheet1.F4:Sheet1.G4</svg:desc>
                </draw:g>
              </table:table-cell>
              <table:table-cell office:value-type="float" office:value="2.29519">
                <text:p>2.2951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